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36cm" style:rel-column-width="1905*"/>
    </style:style>
    <style:style style:name="Tabelle1.B" style:family="table-column">
      <style:table-column-properties style:column-width="13.653cm" style:rel-column-width="774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1.826cm" style:rel-column-width="1035*"/>
    </style:style>
    <style:style style:name="Tabelle2.B" style:family="table-column">
      <style:table-column-properties style:column-width="15.187cm" style:rel-column-width="8610*"/>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Table_20_Contents">
      <style:paragraph-properties fo:text-align="center" style:justify-single-word="false"/>
      <style:text-properties style:font-name="Arial1" fo:font-size="11pt" style:font-name-asian="Arial1" style:font-size-asian="11pt" style:font-name-complex="Arial1" style:font-size-complex="11pt"/>
    </style:style>
    <style:style style:name="P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6"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7"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8"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0"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1"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12"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13" style:family="paragraph" style:parent-style-name="Standard">
      <style:paragraph-properties fo:margin-left="0cm" fo:margin-right="0cm" fo:margin-top="0cm" fo:margin-bottom="0cm" fo:text-align="center" style:justify-single-word="false" fo:text-indent="0cm" style:auto-text-indent="false" style:text-autospace="none"/>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50 </text:span></text:p>
      <text:p text:style-name="P2">Treasure Hunt</text:p>
      <text:p text:style-name="P3">Die Schatzsuche</text:p>
      <text:p text:style-name="P3">(Für die Guten) </text:p>
      <text:p text:style-name="P3"/>
      <text:p text:style-name="P6">Du hast schon viele Geschichten von dem versteckten Vermögen in diesem Haus gehört.Gerade mitten im Pentagramm hast Du ein eingerahmtes Dokument entdeckt:</text:p>
      <text:p text:style-name="P6">„Ich Josiah Enders im vollbesitz meiner geistigen Kräfte hinterlasse hiermit mein gesamtes Vermögen dem der clever genug ist es zu finden.Die Hinweise sind überall über das Haus verstreut.Viel Glück und sei Vorsichtig!“</text:p>
      <text:p text:style-name="P6">Du würdest alles tun um an diesen Schatz zu kommen!</text:p>
      <text:p text:style-name="P6"/>
      <text:p text:style-name="P9">Was jetzt zu tun ist:</text:p>
      <text:p text:style-name="P7">Dieser Fluch hat keinen Verräter, nur Helden die alle den Schatz suchen, aber es kann nur einen gewinner Geben.</text:p>
      <text:p text:style-name="P7"/>
      <text:p text:style-name="P7">Der Fluch-Auslöser nimmt 20 rote Monster-Marker, nummeriert von 1-20, dreht sie auf den Kopf und mischt sie. Danach werden die Marker mit Nummer nach unten in jedem Raum mit Omen, Event und Gegenstands Symbolen platziert.</text:p>
      <text:p text:style-name="P7">Diese Marker sind die Hinweise zum Schatz.</text:p>
      <text:p text:style-name="P7">Sind weniger Räume da als Marker lege die Marker beiseite und warte bis neue Räume entdeckt wurden. Warte jedoch ab bis die entsprechende Event/Omen/Gegenstandskarte gezogen und erfüllt wurde.</text:p>
      <text:p text:style-name="P7">Sind mehr Räume da als Marker verteilt man die Marker so gleichmässig wie möglich zwischen den Etagen.</text:p>
      <text:p text:style-name="P7"/>
      <text:p text:style-name="P9">Du gewinnst wenn:</text:p>
      <text:p text:style-name="P7">Du den Schatz entdeckt hast. Nur einer kann gewinnen!</text:p>
      <text:p text:style-name="P7"/>
      <text:p text:style-name="P9">Nach dem Schatz suchen:</text:p>
      <table:table table:name="Tabelle1" table:style-name="Tabelle1">
        <table:table-column table:style-name="Tabelle1.A"/>
        <table:table-column table:style-name="Tabelle1.B"/>
        <table:table-row>
          <table:table-cell table:style-name="Tabelle1.A1" office:value-type="string">
            <text:p text:style-name="P4">Würfelergebnis</text:p>
          </table:table-cell>
          <table:table-cell table:style-name="Tabelle1.B1" office:value-type="string">
            <text:p text:style-name="P4">Suchergebnis</text:p>
          </table:table-cell>
        </table:table-row>
        <table:table-row>
          <table:table-cell table:style-name="Tabelle1.A2" office:value-type="string">
            <text:p text:style-name="P4">0</text:p>
          </table:table-cell>
          <table:table-cell table:style-name="Tabelle1.B2" office:value-type="string">
            <text:p text:style-name="P4">Ouch ! Du hast Dich verletzt. Würfel 2 würfel physischen Schaden.</text:p>
          </table:table-cell>
        </table:table-row>
        <table:table-row>
          <table:table-cell table:style-name="Tabelle1.A2" office:value-type="string">
            <text:p text:style-name="P4">1-3</text:p>
          </table:table-cell>
          <table:table-cell table:style-name="Tabelle1.B2" office:value-type="string">
            <text:p text:style-name="P4">Nichts ist passiert, versuchs nochmal.</text:p>
          </table:table-cell>
        </table:table-row>
        <table:table-row>
          <table:table-cell table:style-name="Tabelle1.A2" office:value-type="string">
            <text:p text:style-name="P4">4-12</text:p>
          </table:table-cell>
          <table:table-cell table:style-name="Tabelle1.B2" office:value-type="string">
            <text:p text:style-name="P4">Nimm den Hinweis Marker und Schau in die zweite Seite</text:p>
          </table:table-cell>
        </table:table-row>
        <table:table-row>
          <table:table-cell table:style-name="Tabelle1.A2" office:value-type="string">
            <text:p text:style-name="P4">13-15</text:p>
          </table:table-cell>
          <table:table-cell table:style-name="Tabelle1.B2" office:value-type="string">
            <text:p text:style-name="P4">Das Haus beginnt einzustürzen. Falls dies das erste mal ist drehe ein Hausteil auf dem obersten Stock um. Jedes weitere mal ein Raum neben dem letzten.Wenn ein Raum mit Spielern einstürzt werden die Spieler getötet.Sobald die obere Etage komplett eingestürzt ist mache mit dem Erdgeschoss (Grand Staircase) weiter.Benutze sechseckige Marker um Grand Staircase,Foyer und Entrance Hall als Eingestürzt zu markieren.Sobald das gesamte Erdgeschoss eingestürzt ist, stirbt jeder im Keller.(Sollte der Fahrstuhl in einer Etage halten wo es keine nicht eingestürzten Räume mehr gibt, bewegt er sich nicht.)</text:p>
          </table:table-cell>
        </table:table-row>
        <table:table-row>
          <table:table-cell table:style-name="Tabelle1.A2" office:value-type="string">
            <text:p text:style-name="P4">16+</text:p>
          </table:table-cell>
          <table:table-cell table:style-name="Tabelle1.B2" office:value-type="string">
            <text:p text:style-name="P4">Du hast den Schatz gefunden!</text:p>
          </table:table-cell>
        </table:table-row>
      </table:table>
      <text:p text:style-name="P8"/>
      <text:p text:style-name="P10"/>
      <text:p text:style-name="P10"/>
      <text:p text:style-name="P10"/>
      <text:p text:style-name="P10"/>
      <text:p text:style-name="P10">Weiter geht’s auf Seite 2</text:p>
      <text:p text:style-name="P10"/>
      <text:p text:style-name="P1"><text:span text:style-name="T1"/></text:p>
      <text:p text:style-name="P1"><text:span text:style-name="T1"/></text:p>
      <text:p text:style-name="P1"><text:span text:style-name="T1"/></text:p>
      <text:p text:style-name="P1"><text:soft-page-break/><text:span text:style-name="T1"><text:s/></text:span><text:span text:style-name="T2">50 </text:span></text:p>
      <text:p text:style-name="P2">Treasure Hunt</text:p>
      <text:p text:style-name="P3">Die Schatzsuche</text:p>
      <text:p text:style-name="P8">(Für die Guten) </text:p>
      <text:p text:style-name="P8"/>
      <table:table table:name="Tabelle2" table:style-name="Tabelle2">
        <table:table-column table:style-name="Tabelle2.A"/>
        <table:table-column table:style-name="Tabelle2.B"/>
        <table:table-row>
          <table:table-cell table:style-name="Tabelle2.A1" office:value-type="string">
            <text:p text:style-name="P4">Hinweis</text:p>
          </table:table-cell>
          <table:table-cell table:style-name="Tabelle2.B1" office:value-type="string">
            <text:p text:style-name="P4">Ergebnis</text:p>
          </table:table-cell>
        </table:table-row>
        <table:table-row>
          <table:table-cell table:style-name="Tabelle2.A2" office:value-type="string">
            <text:p text:style-name="P4">1</text:p>
          </table:table-cell>
          <table:table-cell table:style-name="Tabelle2.B2" office:value-type="string">
            <text:p text:style-name="P4">Eine Karte : +7 Wissen wenn Du die Catabombs durchsuchst</text:p>
          </table:table-cell>
        </table:table-row>
        <table:table-row>
          <table:table-cell table:style-name="Tabelle2.A2" office:value-type="string">
            <text:p text:style-name="P4">2</text:p>
          </table:table-cell>
          <table:table-cell table:style-name="Tabelle2.B2" office:value-type="string">
            <text:p text:style-name="P4">Ein Weinflaschen Label : +7 Wissen wenn Du den Weinkeller durchsuchst</text:p>
          </table:table-cell>
        </table:table-row>
        <table:table-row>
          <table:table-cell table:style-name="Tabelle2.A2" office:value-type="string">
            <text:p text:style-name="P4">3</text:p>
          </table:table-cell>
          <table:table-cell table:style-name="Tabelle2.B2" office:value-type="string">
            <text:p text:style-name="P4">Ein Lesezeichen : +7 Wissen wenn Du die Bibliothek(Library) durchsuchst</text:p>
          </table:table-cell>
        </table:table-row>
        <table:table-row>
          <table:table-cell table:style-name="Tabelle2.A2" office:value-type="string">
            <text:p text:style-name="P4">4</text:p>
          </table:table-cell>
          <table:table-cell table:style-name="Tabelle2.B2" office:value-type="string">
            <text:p text:style-name="P4">Ein Zettel : +7 Wissen wenn Du das Esszimmer(Dining Room) durchsuchst</text:p>
          </table:table-cell>
        </table:table-row>
        <table:table-row>
          <table:table-cell table:style-name="Tabelle2.A2" office:value-type="string">
            <text:p text:style-name="P4">5</text:p>
          </table:table-cell>
          <table:table-cell table:style-name="Tabelle2.B2" office:value-type="string">
            <text:p text:style-name="P4">Eine Karte mit Wasserflecken : +6 Wissen wenn Du den Wintergarten(Consevatory) oder den Unterirdischen Fluss(Underground Lake) durchsuchst</text:p>
          </table:table-cell>
        </table:table-row>
        <table:table-row>
          <table:table-cell table:style-name="Tabelle2.A2" office:value-type="string">
            <text:p text:style-name="P4">6</text:p>
          </table:table-cell>
          <table:table-cell table:style-name="Tabelle2.B2" office:value-type="string">
            <text:p text:style-name="P4">Ein Biblisches Zitat : +6 Wissen wenn Du die Krypta(Crypt) oder Kapelle(Chapel) durchsuchst</text:p>
          </table:table-cell>
        </table:table-row>
        <table:table-row>
          <table:table-cell table:style-name="Tabelle2.A2" office:value-type="string">
            <text:p text:style-name="P4">7</text:p>
          </table:table-cell>
          <table:table-cell table:style-name="Tabelle2.B2" office:value-type="string">
            <text:p text:style-name="P4">Ein Bild eines Geheimfachs : +5 Wissen wenn Du die Dachkammer(Attic), Küche(Kitchen), Lagerraum(Storeroom) oder die Speisekammer(Larder) durchsuchst</text:p>
          </table:table-cell>
        </table:table-row>
        <table:table-row>
          <table:table-cell table:style-name="Tabelle2.A2" office:value-type="string">
            <text:p text:style-name="P4">8</text:p>
          </table:table-cell>
          <table:table-cell table:style-name="Tabelle2.B2" office:value-type="string">
            <text:p text:style-name="P4">Eine verschlüsselte Nachricht : +4 Wissen wenn Du irgendeinen Kellerraum durchsuchst</text:p>
          </table:table-cell>
        </table:table-row>
        <table:table-row>
          <table:table-cell table:style-name="Tabelle2.A2" office:value-type="string">
            <text:p text:style-name="P4">9</text:p>
          </table:table-cell>
          <table:table-cell table:style-name="Tabelle2.B2" office:value-type="string">
            <text:p text:style-name="P4">Ein Plan des Hauses mit einem X in jedem Raum. +3 Wissen bei jeder suche</text:p>
          </table:table-cell>
        </table:table-row>
        <table:table-row>
          <table:table-cell table:style-name="Tabelle2.A2" office:value-type="string">
            <text:p text:style-name="P4">10</text:p>
          </table:table-cell>
          <table:table-cell table:style-name="Tabelle2.B2" office:value-type="string">
            <text:p text:style-name="P4">Eine wissenschaftliche Formel : Addiere Dein Wissen zu dem Wurf wenn Du eines der Labore durchsuchst.</text:p>
          </table:table-cell>
        </table:table-row>
        <table:table-row>
          <table:table-cell table:style-name="Tabelle2.A2" office:value-type="string">
            <text:p text:style-name="P4">11</text:p>
          </table:table-cell>
          <table:table-cell table:style-name="Tabelle2.B2" office:value-type="string">
            <text:p text:style-name="P4">Ein Musikstück : Addiere Dein Wissen zu dem Wurf wenn Du den Orgelraum(Organ Room) durchsuchst.</text:p>
          </table:table-cell>
        </table:table-row>
        <table:table-row>
          <table:table-cell table:style-name="Tabelle2.A2" office:value-type="string">
            <text:p text:style-name="P4">12</text:p>
          </table:table-cell>
          <table:table-cell table:style-name="Tabelle2.B2" office:value-type="string">
            <text:p text:style-name="P4">Eine Reihe von Schachzügen : Addiere Dein Wissen zu dem Wurf wenn Du das Spielzimmer(Game Room) durchsuchst.</text:p>
          </table:table-cell>
        </table:table-row>
        <table:table-row>
          <table:table-cell table:style-name="Tabelle2.A2" office:value-type="string">
            <text:p text:style-name="P4">13</text:p>
          </table:table-cell>
          <table:table-cell table:style-name="Tabelle2.B2" office:value-type="string">
            <text:p text:style-name="P4">Einige der Statuen sind Hohl, wenn Du sie bewegen kannst. Addiere Deine Stärke(Might) zu dem Wurf wenn du den Statuen Raum(Statue Corridor) durchsuchst.</text:p>
          </table:table-cell>
        </table:table-row>
        <table:table-row>
          <table:table-cell table:style-name="Tabelle2.A2" office:value-type="string">
            <text:p text:style-name="P4">14</text:p>
          </table:table-cell>
          <table:table-cell table:style-name="Tabelle2.B2" office:value-type="string">
            <text:p text:style-name="P4">Ihr werdet eure Hand ins Feuer legen … Addiere Deine Gesundheit(Sanity) zu dem Wurf wenn Du den Heizungskeller(Furnace Room) durchsuchst.</text:p>
          </table:table-cell>
        </table:table-row>
        <table:table-row>
          <table:table-cell table:style-name="Tabelle2.A2" office:value-type="string">
            <text:p text:style-name="P4">15</text:p>
          </table:table-cell>
          <table:table-cell table:style-name="Tabelle2.B2" office:value-type="string">
            <text:p text:style-name="P4">Hast Du schon mal dran gedacht draussen Nachzusehen? +6 Wissen wenn Du ausserhalb suchst.(Tower, Balcony oder jeden Raum mit Aussenfenster)Achtung: Würfelst Du weniger als 13 fällst Du raus und stirbst !</text:p>
          </table:table-cell>
        </table:table-row>
        <table:table-row>
          <table:table-cell table:style-name="Tabelle2.A2" office:value-type="string">
            <text:p text:style-name="P4">16</text:p>
          </table:table-cell>
          <table:table-cell table:style-name="Tabelle2.B2" office:value-type="string">
            <text:p text:style-name="P4">Wie gut bist Du beim Klettern? Addiere Dein Kraft(might) oder Gesundheitswert(sanity) zu Deinem Wurf wenn Du den Abgrund durchsuchst.Achtung: Würfelst Du weniger als 13 stürzt du hinein und stirbst !</text:p>
          </table:table-cell>
        </table:table-row>
        <table:table-row>
          <table:table-cell table:style-name="Tabelle2.A2" office:value-type="string">
            <text:p text:style-name="P4">17</text:p>
          </table:table-cell>
          <table:table-cell table:style-name="Tabelle2.B2" office:value-type="string">
            <text:p text:style-name="P4">Falle ! Ein Giftpfeil hat Dich getroffen. Von jetzt an nimmst Du 1 Schadenspunkt zu einem Wert Deiner Wahl vor dem Beginn Deiner Runde.</text:p>
          </table:table-cell>
        </table:table-row>
        <table:table-row>
          <table:table-cell table:style-name="Tabelle2.A2" office:value-type="string">
            <text:p text:style-name="P4">18</text:p>
          </table:table-cell>
          <table:table-cell table:style-name="Tabelle2.B2" office:value-type="string">
            <text:p text:style-name="P4">Falle ! Die Decke stürzt ein. Du musst einen Kraft(Might) oder Geschwindigkeitswurf(speed) von 4+ machen um zu entkommen. Verlierst Du würfel mit 3 Wüfeln und nimm das Ergebnis als physischen Schaden.</text:p>
          </table:table-cell>
        </table:table-row>
        <table:table-row>
          <table:table-cell table:style-name="Tabelle2.A2" office:value-type="string">
            <text:p text:style-name="P4">19</text:p>
          </table:table-cell>
          <table:table-cell table:style-name="Tabelle2.B2" office:value-type="string">
            <text:p text:style-name="P4">Falle ! Der Raum füllt sich mit Giftgas Jeder in dem Stockwerk (auch Du) muss einen Kraftwurf(Might) von 3+ versuchen. Jeder mit weniger würfelt mit 3 Würfeln und zieht das Ergebnis von einem oder mehreren seiner Werte ab.</text:p>
          </table:table-cell>
        </table:table-row>
        <table:table-row>
          <table:table-cell table:style-name="Tabelle2.A2" office:value-type="string">
            <text:p text:style-name="P4">20</text:p>
          </table:table-cell>
          <table:table-cell table:style-name="Tabelle2.B2" office:value-type="string">
            <text:p text:style-name="P4">Du findest eine Puzze Box. Eine Seite hat einen Zettel, die andere eine Giftspinne. Du kannst entweder versuchen das Rätsel zu lösen oder das Item hier lassen. Würfelst Du 5+ nimm zwei unentdeckte Hinweise aus dem Haus. Hast Du weniger würfel mit 4 Würfeln und zieh das Ergebnis von einem oder mehreren Deiner Werte ab.</text:p>
          </table:table-cell>
        </table:table-row>
      </table:table>
      <text:p text:style-name="P8"/>
      <text:p text:style-name="P1"><text:soft-page-break/><text:span text:style-name="T1"><text:s/></text:span><text:span text:style-name="T2">50 </text:span></text:p>
      <text:p text:style-name="P2">Treasure Hunt</text:p>
      <text:p text:style-name="P3">Die Schatzsuche</text:p>
      <text:p text:style-name="P3">(Für die Guten) </text:p>
      <text:p text:style-name="P9">Hinweise:</text:p>
      <text:p text:style-name="P7">-Die meisten Hinweise geben Dir einen Anhaltspunkt wo Du suchen musst.</text:p>
      <text:p text:style-name="P7">Immer wenn Du ein Hinweis Marker nimmst, schau in die Tabelle und sieh nach ob sie dir einen Bonus für die nächste Suche bietet. Einige sind Riskant und können Dich töten.Einige sind auch Fallen welche Dir keine Bonis geben sondern Dir nur Schaden zufügen.</text:p>
      <text:p text:style-name="P7">-Du kannst in einem Raum weiter nach dem Schatz suchen auch wenn der Hinweis schon entfernt wurde.</text:p>
      <text:p text:style-name="P7">-Die Spieler können die Hinweise Tauschen.</text:p>
      <text:p text:style-name="P7">-Wenn Du ein Hinweis eingetauscht hast, kannst Du seine Boni´s nicht mehr nutzen bis Du sie wieder zurückgetauscht hast.</text:p>
      <text:p text:style-name="P7"/>
      <text:p text:style-name="P9">Spezielle Angriffsregeln:</text:p>
      <text:p text:style-name="P7">Die Spieler können sich gegenseitig angreifen.</text:p>
      <text:p text:style-name="P7">Schaden im Kampf können nicht dazu führen das irgendeine Eigenschaft auf das Totenkopf-Symbol abfällt.Dennoch können Fallen oder andere Quellen tötlich sein.</text:p>
      <text:p text:style-name="P7"/>
      <text:p text:style-name="P9">Wenn Du gewinnst:</text:p>
      <text:p text:style-name="P5">Während Du auf den Bahamas in der Sonne liegst und einen Daiquiri schlürfst fühlst Du dich manchmal etwas schlecht wenn Du daran denkst was Du alles getan hast um hier herzukommen.... Aber nicht of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0:26:16.07</meta:creation-date>
    <dc:date>2015-02-21T14:44:57.77</dc:date>
    <meta:editing-duration>PT9M46S</meta:editing-duration>
    <meta:editing-cycles>1</meta:editing-cycles>
    <meta:generator>OpenOffice.org/3.3$Win32 OpenOffice.org_project/330m20$Build-9567</meta:generator>
    <meta:print-date>2015-02-21T13:47:19.18</meta:print-date>
    <meta:document-statistic meta:table-count="2" meta:image-count="0" meta:object-count="0" meta:page-count="3" meta:paragraph-count="90" meta:word-count="948" meta:character-count="5955"/>
  </office:meta>
</office:document-meta>
</file>